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9.5cm" table:align="center" style:may-break-between-rows="false"/>
    </style:style>
    <style:style style:name="Tableau1.A" style:family="table-column">
      <style:table-column-properties style:column-width="5.999cm"/>
    </style:style>
    <style:style style:name="Tableau1.B" style:family="table-column">
      <style:table-column-properties style:column-width="3.5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5cm" table:align="center" style:may-break-between-rows="false"/>
    </style:style>
    <style:style style:name="Tableau2.A" style:family="table-column">
      <style:table-column-properties style:column-width="5.999cm"/>
    </style:style>
    <style:style style:name="Tableau2.B" style:family="table-column">
      <style:table-column-properties style:column-width="3.5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keep-together="always" fo:text-indent="0cm" style:auto-text-indent="false"/>
      <style:text-properties style:font-name="Arial1" fo:font-size="12pt" fo:language="en" fo:country="US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US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US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keep-together="always" fo:text-indent="0cm" style:auto-text-indent="false"/>
      <style:text-properties fo:language="en" fo:country="US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US" fo:font-weight="normal" style:font-weight-asian="normal" style:font-weight-complex="normal"/>
    </style:style>
    <style:style style:name="P12" style:family="paragraph" style:parent-style-name="Text_20_body">
      <style:paragraph-properties fo:margin-left="2.499cm" fo:margin-right="0cm" fo:margin-top="0cm" fo:margin-bottom="0cm" style:contextual-spacing="false" fo:text-indent="0cm" style:auto-text-indent="false"/>
      <style:text-properties fo:language="en" fo:country="US"/>
    </style:style>
    <style:style style:name="P13" style:family="paragraph" style:parent-style-name="Text_20_body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Arial2" fo:language="en" fo:country="US" fo:background-color="transparent"/>
    </style:style>
    <style:style style:name="P1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style:font-name="Arial2" fo:font-size="10pt" fo:language="en" fo:country="US" fo:background-color="transparent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keep-together="always" fo:orphans="0" fo:text-indent="0cm" style:auto-text-indent="false"/>
      <style:text-properties fo:language="en" fo:country="US" fo:background-color="transparent"/>
    </style:style>
    <style:style style:name="P18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en" fo:country="US" officeooo:paragraph-rsid="00206d98" fo:background-color="transparent"/>
    </style:style>
    <style:style style:name="P19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en" fo:country="US" officeooo:paragraph-rsid="00247d8e" fo:background-color="transparent"/>
    </style:style>
    <style:style style:name="P20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/>
      <style:text-properties fo:language="en" fo:country="US"/>
    </style:style>
    <style:style style:name="P21" style:family="paragraph" style:parent-style-name="Text_20_body">
      <style:paragraph-properties fo:margin-left="1.251cm" fo:margin-right="0cm" fo:margin-top="0cm" fo:margin-bottom="0cm" style:contextual-spacing="false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22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 fo:padding="0.049cm" fo:border="0.99pt solid #000000"/>
      <style:text-properties style:font-name="Times" fo:font-size="10pt" fo:language="en" fo:country="US" fo:background-color="transparent"/>
    </style:style>
    <style:style style:name="P23" style:family="paragraph" style:parent-style-name="Text_20_body">
      <style:paragraph-properties fo:margin-left="1.251cm" fo:margin-right="0cm" fo:margin-top="0cm" fo:margin-bottom="0cm" style:contextual-spacing="false" fo:text-indent="0cm" style:auto-text-indent="false" fo:padding="0.049cm" fo:border="0.99pt solid #000000"/>
      <style:text-properties style:font-name="Times New Roman" fo:font-size="10pt" fo:language="en" fo:country="US" fo:background-color="transparent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25" style:family="paragraph" style:parent-style-name="Text_20_body">
      <style:paragraph-properties fo:margin-top="0cm" fo:margin-bottom="0cm" style:contextual-spacing="false"/>
      <style:text-properties fo:language="en" fo:country="US" fo:background-color="transparent"/>
    </style:style>
    <style:style style:name="P26" style:family="paragraph" style:parent-style-name="Text_20_body">
      <style:paragraph-properties fo:margin-top="0cm" fo:margin-bottom="0cm" style:contextual-spacing="false" fo:keep-together="always" fo:orphans="0"/>
      <style:text-properties fo:language="en" fo:country="US" fo:background-color="transparent"/>
    </style:style>
    <style:style style:name="P27" style:family="paragraph" style:parent-style-name="Text_20_body">
      <style:paragraph-properties fo:margin-top="0cm" fo:margin-bottom="0cm" style:contextual-spacing="false" fo:keep-together="always" fo:orphans="0"/>
      <style:text-properties fo:language="en" fo:country="US" officeooo:paragraph-rsid="001e6439" fo:background-color="transparent"/>
    </style:style>
    <style:style style:name="P28" style:family="paragraph" style:parent-style-name="Text_20_body">
      <style:paragraph-properties fo:margin-top="0cm" fo:margin-bottom="0cm" style:contextual-spacing="false" fo:keep-together="always"/>
      <style:text-properties fo:language="en" fo:country="US"/>
    </style:style>
    <style:style style:name="P29" style:family="paragraph" style:parent-style-name="Text_20_body">
      <style:paragraph-properties fo:margin-top="0cm" fo:margin-bottom="0cm" style:contextual-spacing="false" fo:keep-together="always" fo:orphans="0"/>
      <style:text-properties fo:language="en" fo:country="US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Arial2" fo:language="en" fo:country="US" fo:background-color="transparent"/>
    </style:style>
    <style:style style:name="P31" style:family="paragraph" style:parent-style-name="Text_20_body" style:master-page-name="">
      <style:paragraph-properties fo:margin-top="0cm" fo:margin-bottom="0cm" style:contextual-spacing="false" fo:keep-together="always" fo:orphans="0" style:page-number="auto" fo:break-before="auto" fo:break-after="auto" fo:keep-with-next="auto"/>
      <style:text-properties fo:language="en" fo:country="US" fo:background-color="transparent"/>
    </style:style>
    <style:style style:name="P32" style:family="paragraph" style:parent-style-name="Text_20_body">
      <style:paragraph-properties fo:margin-left="1.24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33" style:family="paragraph" style:parent-style-name="Text_20_body">
      <style:paragraph-properties fo:margin-left="1.249cm" fo:margin-right="0cm" fo:margin-top="0cm" fo:margin-bottom="0cm" style:contextual-spacing="false" fo:text-indent="0cm" style:auto-text-indent="false"/>
      <style:text-properties fo:language="en" fo:country="US" fo:font-style="italic" fo:font-weight="bold" fo:background-color="transparent" style:font-weight-asian="bold" style:font-weight-complex="bold"/>
    </style:style>
    <style:style style:name="P34" style:family="paragraph" style:parent-style-name="Text_20_body">
      <style:paragraph-properties fo:margin-left="1.249cm" fo:margin-right="0cm" fo:margin-top="0cm" fo:margin-bottom="0cm" style:contextual-spacing="false" fo:text-indent="0cm" style:auto-text-indent="false"/>
      <style:text-properties fo:language="en" fo:country="US" fo:font-weight="bold" fo:background-color="transparent"/>
    </style:style>
    <style:style style:name="P35" style:family="paragraph" style:parent-style-name="Text_20_body">
      <style:paragraph-properties fo:margin-left="2.498cm" fo:margin-right="0cm" fo:margin-top="0cm" fo:margin-bottom="0cm" style:contextual-spacing="false" fo:text-indent="0cm" style:auto-text-indent="false"/>
      <style:text-properties fo:language="en" fo:country="US" fo:font-style="italic" fo:background-color="transparent"/>
    </style:style>
    <style:style style:name="P36" style:family="paragraph" style:parent-style-name="Standard" style:list-style-name="L10">
      <style:text-properties fo:language="en" fo:country="US"/>
    </style:style>
    <style:style style:name="P37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41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US" style:font-size-asian="10pt" style:font-size-complex="10pt"/>
    </style:style>
    <style:style style:name="P42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US" style:font-size-asian="12pt" style:font-size-complex="12pt"/>
    </style:style>
    <style:style style:name="P43" style:family="paragraph" style:parent-style-name="Text_20_body" style:list-style-name="L2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44" style:family="paragraph" style:parent-style-name="Text_20_body" style:list-style-name="L4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45" style:family="paragraph" style:parent-style-name="Text_20_body" style:list-style-name="L4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47d8e" fo:background-color="transparent"/>
    </style:style>
    <style:style style:name="P46" style:family="paragraph" style:parent-style-name="Text_20_body" style:list-style-name="L5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47" style:family="paragraph" style:parent-style-name="Text_20_body" style:list-style-name="L5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543cb" fo:background-color="transparent"/>
    </style:style>
    <style:style style:name="P48" style:family="paragraph" style:parent-style-name="Text_20_body" style:list-style-name="L5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06d98" fo:background-color="transparent"/>
    </style:style>
    <style:style style:name="P49" style:family="paragraph" style:parent-style-name="Text_20_body" style:list-style-name="L6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50" style:family="paragraph" style:parent-style-name="Text_20_body" style:list-style-name="L6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543cb" fo:background-color="transparent"/>
    </style:style>
    <style:style style:name="P51" style:family="paragraph" style:parent-style-name="Text_20_body" style:list-style-name="L6">
      <style:paragraph-properties fo:margin-left="2.499cm" fo:margin-right="0cm" fo:margin-top="0cm" fo:margin-bottom="0cm" style:contextual-spacing="false" fo:text-indent="0cm" style:auto-text-indent="false"/>
      <style:text-properties fo:language="en" fo:country="US" officeooo:paragraph-rsid="00206d98" fo:background-color="transparent"/>
    </style:style>
    <style:style style:name="P52" style:family="paragraph" style:parent-style-name="Text_20_body" style:list-style-name="L7">
      <style:paragraph-properties fo:margin-left="2.499cm" fo:margin-right="0cm" fo:margin-top="0cm" fo:margin-bottom="0cm" style:contextual-spacing="false" fo:orphans="0" fo:text-indent="0cm" style:auto-text-indent="false"/>
      <style:text-properties fo:language="en" fo:country="US" fo:background-color="transparent"/>
    </style:style>
    <style:style style:name="P53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fo:background-color="transparent"/>
    </style:style>
    <style:style style:name="P54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officeooo:paragraph-rsid="002543cb" fo:background-color="transparent"/>
    </style:style>
    <style:style style:name="P55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officeooo:paragraph-rsid="001e6439" fo:background-color="transparent"/>
    </style:style>
    <style:style style:name="P56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officeooo:paragraph-rsid="001f304f" fo:background-color="transparent"/>
    </style:style>
    <style:style style:name="P57" style:family="paragraph" style:parent-style-name="Text_20_body" style:list-style-name="L9">
      <style:paragraph-properties fo:margin-left="2.499cm" fo:margin-right="0cm" fo:margin-top="0cm" fo:margin-bottom="0cm" style:contextual-spacing="false" fo:text-indent="0cm" style:auto-text-indent="false"/>
      <style:text-properties fo:language="en" fo:country="US" fo:background-color="transparent"/>
    </style:style>
    <style:style style:name="P58" style:family="paragraph" style:parent-style-name="Text_20_body" style:list-style-name="L2">
      <style:paragraph-properties fo:margin-left="2.499cm" fo:margin-right="0cm" fo:margin-top="0cm" fo:margin-bottom="0cm" style:contextual-spacing="false" fo:text-indent="0cm" style:auto-text-indent="false"/>
      <style:text-properties fo:language="en" fo:country="US" fo:font-style="normal" fo:background-color="transparent" style:font-style-asian="normal" style:font-style-complex="normal"/>
    </style:style>
    <style:style style:name="P59" style:family="paragraph" style:parent-style-name="Text_20_body" style:list-style-name="L6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fo:font-style="normal" officeooo:paragraph-rsid="002170b7" fo:background-color="transparent" style:font-style-asian="normal" style:font-style-complex="normal"/>
    </style:style>
    <style:style style:name="P60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language="en" fo:country="US" fo:font-style="normal" officeooo:paragraph-rsid="001f304f" fo:background-color="transparent" style:font-style-asian="normal" style:font-style-complex="normal"/>
    </style:style>
    <style:style style:name="P61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font-variant="normal" fo:text-transform="none" fo:language="en" fo:country="US" fo:font-style="normal" fo:background-color="transparent"/>
    </style:style>
    <style:style style:name="P62" style:family="paragraph" style:parent-style-name="Text_20_body" style:list-style-name="L7">
      <style:paragraph-properties fo:margin-left="2.499cm" fo:margin-right="0cm" fo:margin-top="0cm" fo:margin-bottom="0cm" style:contextual-spacing="false" fo:keep-together="always" fo:orphans="0" fo:text-indent="0cm" style:auto-text-indent="false"/>
      <style:text-properties fo:font-variant="normal" fo:text-transform="none" fo:language="en" fo:country="US" fo:font-style="normal" officeooo:paragraph-rsid="001f304f" fo:background-color="transparent"/>
    </style:style>
    <style:style style:name="P63" style:family="paragraph" style:parent-style-name="Text_20_body" style:list-style-name="L8">
      <style:paragraph-properties fo:margin-left="2.499cm" fo:margin-right="0cm" fo:margin-top="0cm" fo:margin-bottom="0cm" style:contextual-spacing="false" fo:text-indent="0cm" style:auto-text-indent="false"/>
      <style:text-properties style:font-name="Arial2" fo:language="en" fo:country="US" fo:background-color="transparent"/>
    </style:style>
    <style:style style:name="P64" style:family="paragraph" style:parent-style-name="Text_20_body" style:list-style-name="L2">
      <style:paragraph-properties fo:margin-left="3.747cm" fo:margin-right="0cm" fo:margin-top="0cm" fo:margin-bottom="0cm" style:contextual-spacing="false" fo:text-indent="0cm" style:auto-text-indent="false"/>
      <style:text-properties fo:font-size="10pt" fo:language="en" fo:country="US" fo:background-color="transparent" style:font-size-asian="10pt" style:font-size-complex="10pt"/>
    </style:style>
    <style:style style:name="P65" style:family="paragraph" style:parent-style-name="Text_20_body" style:list-style-name="L3">
      <style:paragraph-properties fo:margin-left="1.251cm" fo:margin-right="0cm" fo:margin-top="0cm" fo:margin-bottom="0cm" style:contextual-spacing="false" fo:keep-together="always" fo:orphans="0" fo:text-indent="0cm" style:auto-text-indent="false"/>
      <style:text-properties style:font-name="Arial2" fo:language="en" fo:country="US" fo:background-color="transparent"/>
    </style:style>
    <style:style style:name="P66" style:family="paragraph" style:parent-style-name="Text_20_body" style:list-style-name="L3">
      <style:paragraph-properties fo:margin-left="1.251cm" fo:margin-right="0cm" fo:margin-top="0cm" fo:margin-bottom="0cm" style:contextual-spacing="false" fo:keep-together="always" fo:orphans="0" fo:text-indent="0cm" style:auto-text-indent="false"/>
      <style:text-properties fo:language="en" fo:country="US"/>
    </style:style>
    <style:style style:name="P67" style:family="paragraph" style:parent-style-name="Text_20_body">
      <style:paragraph-properties fo:margin-left="1.251cm" fo:margin-right="0cm" fo:margin-top="0cm" fo:margin-bottom="0cm" style:contextual-spacing="false" fo:keep-together="always" fo:text-indent="0cm" style:auto-text-indent="false" fo:padding="0.049cm" fo:border="0.99pt solid #000000"/>
      <style:text-properties style:font-name="Times" fo:font-size="10pt" fo:language="en" fo:country="US" officeooo:rsid="00268408" officeooo:paragraph-rsid="00268408" fo:background-color="transparent"/>
    </style:style>
    <style:style style:name="P68" style:family="paragraph" style:parent-style-name="Text_20_body">
      <style:paragraph-properties fo:margin-left="1.251cm" fo:margin-right="0cm" fo:margin-top="0cm" fo:margin-bottom="0cm" style:contextual-spacing="false" fo:text-indent="0cm" style:auto-text-indent="false" fo:padding="0.049cm" fo:border="0.99pt solid #000000"/>
      <style:text-properties style:font-name="Times" fo:font-size="10pt" fo:language="en" fo:country="US" officeooo:rsid="00268408" officeooo:paragraph-rsid="00268408" fo:background-color="transparent"/>
    </style:style>
    <style:style style:name="P69" style:family="paragraph" style:parent-style-name="Heading_20_1">
      <style:text-properties fo:language="en" fo:country="US"/>
    </style:style>
    <style:style style:name="P70" style:family="paragraph" style:parent-style-name="Heading_20_2">
      <style:text-properties fo:language="en" fo:country="US"/>
    </style:style>
    <style:style style:name="P71" style:family="paragraph" style:parent-style-name="Heading_20_3">
      <style:text-properties fo:language="en" fo:country="US"/>
    </style:style>
    <style:style style:name="P72" style:family="paragraph" style:parent-style-name="Heading_20_4">
      <style:text-properties fo:language="en" fo:country="US"/>
    </style:style>
    <style:style style:name="P7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439"/>
    </style:style>
    <style:style style:name="T4" style:family="text">
      <style:text-properties fo:background-color="transparent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officeooo:rsid="001e6439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10pt" fo:font-style="normal" style:font-size-asian="10pt" style:font-style-asian="normal" style:font-size-complex="10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Times New Roman" style:font-size-asian="10pt" style:font-size-complex="10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Arial1"/>
    </style:style>
    <style:style style:name="T18" style:family="text">
      <style:text-properties style:font-name="Arial1" fo:background-color="transparent"/>
    </style:style>
    <style:style style:name="T19" style:family="text">
      <style:text-properties officeooo:rsid="001e6439"/>
    </style:style>
    <style:style style:name="T20" style:family="text">
      <style:text-properties officeooo:rsid="001f304f"/>
    </style:style>
    <style:style style:name="T21" style:family="text">
      <style:text-properties officeooo:rsid="00206d98"/>
    </style:style>
    <style:style style:name="T22" style:family="text">
      <style:text-properties officeooo:rsid="002170b7"/>
    </style:style>
    <style:style style:name="T23" style:family="text">
      <style:text-properties officeooo:rsid="0024b876"/>
    </style:style>
    <style:style style:name="T24" style:family="text">
      <style:text-properties officeooo:rsid="002543cb"/>
    </style:style>
    <style:style style:name="T25" style:family="text">
      <style:text-properties officeooo:rsid="00268408"/>
    </style:style>
    <style:style style:name="T26" style:family="text">
      <style:text-properties officeooo:rsid="00299cd1"/>
    </style:style>
    <style:style style:name="T27" style:family="text">
      <style:text-properties officeooo:rsid="002a938e"/>
    </style:style>
    <style:style style:name="T28" style:family="text">
      <style:text-properties officeooo:rsid="002b7aa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<text:bookmark-start text:name="__RefHeading__782_652462482"/>Schematic Libraries Files Format:<text:bookmark-end text:name="__RefHeading__782_652462482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73"><text:a xlink:type="simple" xlink:href="#__RefHeading__782_652462482" text:style-name="Internet_20_link" text:visited-style-name="Internet_20_link">1 - Schematic Libraries Files Format:<text:tab/>1</text:a></text:p>
          <text:p text:style-name="P74"><text:a xlink:type="simple" xlink:href="#__RefHeading__784_652462482" text:style-name="Internet_20_link" text:visited-style-name="Internet_20_link">1.1 - Units<text:tab/>1</text:a></text:p>
          <text:p text:style-name="P74"><text:a xlink:type="simple" xlink:href="#__RefHeading__786_652462482" text:style-name="Internet_20_link" text:visited-style-name="Internet_20_link">1.2 - File header<text:tab/>1</text:a></text:p>
          <text:p text:style-name="P74"><text:a xlink:type="simple" xlink:href="#__RefHeading__788_652462482" text:style-name="Internet_20_link" text:visited-style-name="Internet_20_link">1.3 - Description of a component<text:tab/>1</text:a></text:p>
          <text:p text:style-name="P75"><text:a xlink:type="simple" xlink:href="#__RefHeading__790_652462482" text:style-name="Internet_20_link" text:visited-style-name="Internet_20_link">1.3.1 - Description of Aliases<text:tab/>2</text:a></text:p>
          <text:p text:style-name="P75"><text:a xlink:type="simple" xlink:href="#__RefHeading__792_652462482" text:style-name="Internet_20_link" text:visited-style-name="Internet_20_link">1.3.2 - Description of the fields<text:tab/>2</text:a></text:p>
          <text:p text:style-name="P76"><text:a xlink:type="simple" xlink:href="#__RefHeading__759_142030699" text:style-name="Internet_20_link" text:visited-style-name="Internet_20_link">1.3.2.1 - Important Note 1:<text:tab/>2</text:a></text:p>
          <text:p text:style-name="P76"><text:a xlink:type="simple" xlink:href="#__RefHeading__761_142030699" text:style-name="Internet_20_link" text:visited-style-name="Internet_20_link">1.3.2.2 - Important Note 2:<text:tab/>2</text:a></text:p>
          <text:p text:style-name="P75"><text:a xlink:type="simple" xlink:href="#__RefHeading__794_652462482" text:style-name="Internet_20_link" text:visited-style-name="Internet_20_link">1.3.3 - Description of graphic elements<text:tab/>3</text:a></text:p>
          <text:p text:style-name="P76"><text:a xlink:type="simple" xlink:href="#__RefHeading__796_652462482" text:style-name="Internet_20_link" text:visited-style-name="Internet_20_link">1.3.3.1 - Polygon :<text:tab/>3</text:a></text:p>
          <text:p text:style-name="P76"><text:a xlink:type="simple" xlink:href="#__RefHeading__798_652462482" text:style-name="Internet_20_link" text:visited-style-name="Internet_20_link">1.3.3.2 - Rectangle<text:tab/>3</text:a></text:p>
          <text:p text:style-name="P76"><text:a xlink:type="simple" xlink:href="#__RefHeading__800_652462482" text:style-name="Internet_20_link" text:visited-style-name="Internet_20_link">1.3.3.3 - Circle<text:tab/>3</text:a></text:p>
          <text:p text:style-name="P76"><text:a xlink:type="simple" xlink:href="#__RefHeading__802_652462482" text:style-name="Internet_20_link" text:visited-style-name="Internet_20_link">1.3.3.4 - Arc of circle<text:tab/>4</text:a></text:p>
          <text:p text:style-name="P76"><text:a xlink:type="simple" xlink:href="#__RefHeading__804_652462482" text:style-name="Internet_20_link" text:visited-style-name="Internet_20_link">1.3.3.5 - Text field<text:tab/>4</text:a></text:p>
          <text:p text:style-name="P75"><text:a xlink:type="simple" xlink:href="#__RefHeading__806_652462482" text:style-name="Internet_20_link" text:visited-style-name="Internet_20_link">1.3.4 - Description of pins<text:tab/>4</text:a></text:p>
        </text:index-body>
      </text:table-of-content>
      <text:p text:style-name="P1"/>
      <text:h text:style-name="P70" text:outline-level="2"><text:bookmark-start text:name="__RefHeading__784_652462482"/>Units<text:bookmark-end text:name="__RefHeading__784_652462482"/></text:h>
      <text:p text:style-name="P1">Sizes and coordinates are given in mils (1/1000 inch)</text:p>
      <text:h text:style-name="P70" text:outline-level="2"><text:bookmark-start text:name="__RefHeading__786_652462482"/><text:span text:style-name="T27">File h</text:span>ead<text:span text:style-name="T26">er</text:span><text:bookmark-end text:name="__RefHeading__786_652462482"/></text:h>
      <text:p text:style-name="P25">format:</text:p>
      <text:p text:style-name="P21">EESchema-LIBRARY Version 2.0 24/1/1997-18:9:6</text:p>
      <text:p text:style-name="P22">description of the components</text:p>
      <text:p text:style-name="P21"># End Library</text:p>
      <text:p text:style-name="P24"/>
      <text:h text:style-name="P70" text:outline-level="2"><text:bookmark-start text:name="__RefHeading__788_652462482"/>Description of a component<text:bookmark-end text:name="__RefHeading__788_652462482"/></text:h>
      <text:p text:style-name="P10">The format is as follows :</text:p>
      <text:p text:style-name="P32"><text:span text:style-name="T1">DEF</text:span> <text:span text:style-name="T5">name reference</text:span><text:span text:style-name="T10"> <text:s/>unused <text:s/>text_offset <text:s/>draw_pinnumber <text:s/>draw_pinname <text:s/>unit_count <text:s/>units_locked <text:s/>option_flag</text:span></text:p>
      <text:p text:style-name="P32"><text:span text:style-name="T1">ALIAS </text:span><text:span text:style-name="T5">name1 name2…</text:span></text:p>
      <text:p text:style-name="P33">fields list</text:p>
      <text:p text:style-name="P34">DRAW</text:p>
      <text:p text:style-name="P35">list graphic elements and pins</text:p>
      <text:p text:style-name="P34">ENDDRAW</text:p>
      <text:p text:style-name="P34">ENDDEF</text:p>
      <text:p text:style-name="P4">Parameters for <text:span text:style-name="T2">DEF</text:span> :</text:p>
      <text:list xml:id="list29592872" text:style-name="L1">
        <text:list-item>
          <text:p text:style-name="P37"><text:span text:style-name="T7">name</text:span><text:span text:style-name="T11"> = component name in library (74LS02 ...)</text:span></text:p>
        </text:list-item>
        <text:list-item>
          <text:p text:style-name="P38"><text:span text:style-name="T2">référence</text:span><text:span text:style-name="T11"> = Reference </text:span><text:span text:style-name="T13">( U, R, IC .., which become U3, U8, R1, R45, IC4...)</text:span></text:p>
        </text:list-item>
        <text:list-item>
          <text:p text:style-name="P40"><text:span text:style-name="T8">unused</text:span> = 0 (reserved)</text:p>
        </text:list-item>
        <text:list-item>
          <text:p text:style-name="P40"><text:span text:style-name="T2">t</text:span><text:span text:style-name="T8">ext_offset</text:span> = offset for pin name position</text:p>
        </text:list-item>
        <text:list-item>
          <text:p text:style-name="P37"><text:span text:style-name="T8">draw_pinnumber</text:span><text:span text:style-name="T12"> </text:span><text:span text:style-name="T11">= Y </text:span><text:span text:style-name="T13">(display pin number)</text:span><text:span text:style-name="T11"> ou N </text:span><text:span text:style-name="T13">(do not display pin number)</text:span><text:span text:style-name="T11">.</text:span></text:p>
        </text:list-item>
        <text:list-item>
          <text:p text:style-name="P39"><text:span text:style-name="T8">draw_pinname</text:span> = Y <text:span text:style-name="T14">(display pin name)</text:span> ou N <text:span text:style-name="T14">(do not display pin name)</text:span>.</text:p>
        </text:list-item>
        <text:list-item>
          <text:p text:style-name="P38"><text:span text:style-name="T2">unit_count</text:span><text:span text:style-name="T11"> = Number of part ( or section) in a component package.</text:span></text:p>
        </text:list-item>
        <text:list-item>
          <text:p text:style-name="P38"><text:span text:style-name="T2">units_locked</text:span><text:span text:style-name="T11"> = <text:s/>= L (units are not identical and cannot be swapped) or F (units are identical and therefore can be swapped) (Used only if unit_count &gt; 1)</text:span></text:p>
        </text:list-item>
        <text:list-item>
          <text:p text:style-name="P38"><text:span text:style-name="T2">option_flag</text:span><text:span text:style-name="T11"> = N (normal) or P (component type "power")</text:span></text:p>
        </text:list-item>
      </text:list>
      <text:p text:style-name="P5"/>
      <text:p text:style-name="P25">Example:</text:p>
      <text:p text:style-name="P22">DEF BNC P 0 40 Y NR 1 L NR</text:p>
      <text:p text:style-name="P22">F0 “P” 10.120 60 H V<text:span text:style-name="T15"> L C</text:span></text:p>
      <text:p text:style-name="P22">F1 “BNC” 110 - 60 40 V V<text:span text:style-name="T15"> L C</text:span></text:p>
      <text:p text:style-name="P22"><text:soft-page-break/>DRAW</text:p>
      <text:p text:style-name="P22">C 0 0 70 0 1 0</text:p>
      <text:p text:style-name="P22">C 0 0 20 0 1 0</text:p>
      <text:p text:style-name="P22">X Ext. 2 0 - 200 130 U 40 40 1 1 P</text:p>
      <text:p text:style-name="P22">X In 1 - 150 0.130 R 40 40 1 1 P</text:p>
      <text:p text:style-name="P22">ENDDRAW</text:p>
      <text:p text:style-name="P22">ENDDEF</text:p>
      <text:p text:style-name="P28"/>
      <text:h text:style-name="P71" text:outline-level="3"><text:bookmark-start text:name="__RefHeading__790_652462482"/>Description of Alias<text:span text:style-name="T28">es</text:span><text:bookmark-end text:name="__RefHeading__790_652462482"/></text:h>
      <text:p text:style-name="P25">This line exists only if the component has alias names.</text:p>
      <text:p text:style-name="P16">format:</text:p>
      <text:p text:style-name="P13"><text:span text:style-name="T1">ALIAS </text:span><text:span text:style-name="T5">name1 name2 name3…</text:span></text:p>
      <text:p text:style-name="P12"/>
      <text:h text:style-name="P71" text:outline-level="3"><text:bookmark-start text:name="__RefHeading__792_652462482"/>Description of the fields<text:bookmark-end text:name="__RefHeading__792_652462482"/></text:h>
      <text:p text:style-name="P25">format:</text:p>
      <text:p text:style-name="P16"><text:span text:style-name="T1">F</text:span> n “<text:span text:style-name="T5">text” posx posy dimension orientation visibility</text:span><text:span text:style-name="T6"> hjustify vjustify/italic/bold “name”</text:span></text:p>
      <text:p text:style-name="P16">with:</text:p>
      <text:list xml:id="list29616180" text:style-name="L2">
        <text:list-item>
          <text:p text:style-name="P43">n = field number :</text:p>
        </text:list-item>
        <text:list-item>
          <text:p text:style-name="P64">reference = 0.</text:p>
        </text:list-item>
        <text:list-item>
          <text:p text:style-name="P64">value = 1.</text:p>
        </text:list-item>
        <text:list-item>
          <text:p text:style-name="P64">Pcb FootPrint = 2.</text:p>
        </text:list-item>
        <text:list-item>
          <text:p text:style-name="P64">User doc link = 3. At present time: not used </text:p>
        </text:list-item>
        <text:list-item>
          <text:p text:style-name="P43">n = 4..11 = fields 1 to 8 (since January 2009 more than 8 field allowed, so n can be &gt; 11.</text:p>
        </text:list-item>
        <text:list-item>
          <text:p text:style-name="P43">text (delimited by double quotes)</text:p>
        </text:list-item>
        <text:list-item>
          <text:p text:style-name="P43">position X and Y</text:p>
        </text:list-item>
        <text:list-item>
          <text:p text:style-name="P43">dimension (default = 50)</text:p>
        </text:list-item>
        <text:list-item>
          <text:p text:style-name="P43">orientation = H (horizontal) or V (vertical).</text:p>
        </text:list-item>
        <text:list-item>
          <text:p text:style-name="P43">Visibility = V (visible) or I (invisible)</text:p>
        </text:list-item>
        <text:list-item>
          <text:p text:style-name="P58">hjustify vjustify = L R C B or T</text:p>
        </text:list-item>
        <text:list-item>
          <text:p text:style-name="P41">L= left</text:p>
        </text:list-item>
        <text:list-item>
          <text:p text:style-name="P41">R = Right</text:p>
        </text:list-item>
        <text:list-item>
          <text:p text:style-name="P41">C = centre</text:p>
        </text:list-item>
        <text:list-item>
          <text:p text:style-name="P41">B = bottom</text:p>
        </text:list-item>
        <text:list-item>
          <text:p text:style-name="P41">T = Top</text:p>
        </text:list-item>
        <text:list-item>
          <text:p text:style-name="P42">Style: Italic = I or N ( <text:span text:style-name="T4">since January 2009)</text:span></text:p>
        </text:list-item>
        <text:list-item>
          <text:p text:style-name="P42">Style Bold = B or N ( <text:span text:style-name="T4">since January 2009)</text:span></text:p>
        </text:list-item>
        <text:list-item>
          <text:p text:style-name="P42">Name of the field<text:span text:style-name="T18"> (delimited by double quotes)</text:span><text:span text:style-name="T17"> </text:span>(only if it is not the default name)</text:p>
        </text:list-item>
      </text:list>
      <text:p text:style-name="P6">Note: <text:s/><text:span text:style-name="T11">vjustify, <text:s/>Italic and <text:s/>Bold are in the same 3 chars word.</text:span></text:p>
      <text:p text:style-name="P25">Example:</text:p>
      <text:p text:style-name="P21">DEF DIODE D 0 40 Y NR 1 0 NR</text:p>
      <text:p text:style-name="P21">F0 “D” 0.100 50 H V<text:span text:style-name="T15"> L CNN</text:span></text:p>
      <text:p text:style-name="P21">F1 “DIODE” 0 -100 50 H V<text:span text:style-name="T15"> L CIB</text:span></text:p>
      <text:p text:style-name="P23">F5 “2euros” 0 -200 50 H V L CIB ”PRICE”</text:p>
      <text:p text:style-name="P9"/>
      <text:h text:style-name="Heading_20_4" text:outline-level="4"><text:bookmark-start text:name="__RefHeading__759_142030699"/>Important Note 1:<text:bookmark-end text:name="__RefHeading__759_142030699"/></text:h>
      <text:p text:style-name="P7">The <text:span text:style-name="T2">F1</text:span> field is the default component value <text:span text:style-name="T2">and</text:span> the component name in library.</text:p>
      <text:p text:style-name="P8">So the F1 field text should be the same as the name.</text:p>
      <text:h text:style-name="Heading_20_4" text:outline-level="4"><text:bookmark-start text:name="__RefHeading__761_142030699"/>Important Note 2:<text:bookmark-end text:name="__RefHeading__761_142030699"/></text:h>
      <text:p text:style-name="P11"><text:span text:style-name="T2">F0</text:span> is the reference prefix.</text:p>
      <text:p text:style-name="P11">If the prefix starts b <text:span text:style-name="T2"># </text:span>(like <text:span text:style-name="T2">#U</text:span>) the component is not output to netlist or Bill Of Material.</text:p>
      <text:p text:style-name="P11">This is a “virtual” component.</text:p>
      <text:p text:style-name="P11">Mainly power symbols must have the prefix starting by <text:span text:style-name="T2">#</text:span>.</text:p>
      <text:h text:style-name="P71" text:outline-level="3"><text:bookmark-start text:name="__RefHeading__794_652462482"/><text:soft-page-break/>Description of graphic elements<text:bookmark-end text:name="__RefHeading__794_652462482"/></text:h>
      <text:p text:style-name="P31">There are of 5 types:</text:p>
      <text:list xml:id="list29600038" text:style-name="L3">
        <text:list-item>
          <text:p text:style-name="P65">Polygon (succession of segments), filled or normal.</text:p>
        </text:list-item>
        <text:list-item>
          <text:p text:style-name="P65">Rectangle.</text:p>
        </text:list-item>
        <text:list-item>
          <text:p text:style-name="P65">Circle.</text:p>
        </text:list-item>
        <text:list-item>
          <text:p text:style-name="P65">Arc of circle.</text:p>
        </text:list-item>
        <text:list-item>
          <text:p text:style-name="P66"><text:span text:style-name="T4">Text</text:span>.</text:p>
        </text:list-item>
      </text:list>
      <text:h text:style-name="P72" text:outline-level="4"><text:bookmark-start text:name="__RefHeading__796_652462482"/>Polygon :<text:bookmark-end text:name="__RefHeading__796_652462482"/></text:h>
      <text:p text:style-name="P25">Format:</text:p>
      <text:p text:style-name="P19"><text:span text:style-name="T1">P</text:span> <text:span text:style-name="T5">Nb parts convert thickness x0 y0 x1 y1 xi yi cc</text:span></text:p>
      <text:p text:style-name="P16">With:</text:p>
      <text:list xml:id="list29595261" text:style-name="L4">
        <text:list-item>
          <text:p text:style-name="P44">Nb = a number of points.</text:p>
        </text:list-item>
        <text:list-item>
          <text:p text:style-name="P44">unit = 0 if common to the parts; if not, number of part (1. .n).</text:p>
        </text:list-item>
        <text:list-item>
          <text:p text:style-name="P44">convert = 0 if common to the 2 representations, if not 1 or 2.</text:p>
        </text:list-item>
        <text:list-item>
          <text:p text:style-name="P45"><text:span text:style-name="T11">thickness</text:span><text:span text:style-name="T5"> </text:span>= line thickness.</text:p>
        </text:list-item>
        <text:list-item>
          <text:p text:style-name="P44">xi yi coordinates of end i.</text:p>
        </text:list-item>
        <text:list-item>
          <text:p text:style-name="P44">cc = N F or F ( F = <text:span text:style-name="T4">filled polygon</text:span>; f = .<text:span text:style-name="T4"> filled polygon, </text:span><text:span text:style-name="T19">N =</text:span><text:span text:style-name="T4"> transparent background)</text:span></text:p>
        </text:list-item>
      </text:list>
      <text:p text:style-name="P25">Example:</text:p>
      <text:p text:style-name="P24"/>
      <text:p text:style-name="P22">P 3 0 1 0 - 50 50 50 0 - 50 - 50 F</text:p>
      <text:p text:style-name="P22">P 2 0 1 0 50 50 50 – 50 N</text:p>
      <text:p text:style-name="P20"/>
      <text:h text:style-name="P72" text:outline-level="4"><text:bookmark-start text:name="__RefHeading__798_652462482"/>Rectangle<text:bookmark-end text:name="__RefHeading__798_652462482"/></text:h>
      <text:p text:style-name="P25">Format:</text:p>
      <text:p text:style-name="P18"><text:span text:style-name="T1">S </text:span><text:span text:style-name="T5">startx starty endx endy unit convert thickness <text:s/>cc</text:span></text:p>
      <text:p text:style-name="P16">With</text:p>
      <text:list xml:id="list29592229" text:style-name="L5">
        <text:list-item>
          <text:p text:style-name="P46">unit = 0 if common to the parts; if not, number of part (1. .n).</text:p>
        </text:list-item>
        <text:list-item>
          <text:p text:style-name="P47">convert = 0if common to <text:span text:style-name="T24">all</text:span> parts. <text:span text:style-name="T24">I</text:span>f not, number of <text:span text:style-name="T24">the </text:span>part (1. .n).</text:p>
        </text:list-item>
        <text:list-item>
          <text:p text:style-name="P48">thickness = thickness <text:span text:style-name="T21">o</text:span><text:span text:style-name="T23">f</text:span><text:span text:style-name="T21"> the outline</text:span>.</text:p>
        </text:list-item>
      </text:list>
      <text:list xml:id="list29623683" text:continue-list="list29595261" text:style-name="L4">
        <text:list-item text:start-value="1">
          <text:p text:style-name="P44">cc = N F or F ( F = <text:span text:style-name="T4">filled Rectangle,</text:span>; f = .<text:span text:style-name="T4"> filled Rectangle, </text:span><text:span text:style-name="T19">N =</text:span><text:span text:style-name="T4"> transparent background)</text:span></text:p>
        </text:list-item>
      </text:list>
      <text:p text:style-name="P25"/>
      <text:p text:style-name="P25">Example:</text:p>
      <text:p text:style-name="P24"/>
      <text:p text:style-name="P22">S 0 50.900.900 0 1 0 f</text:p>
      <text:p text:style-name="P24"/>
      <text:h text:style-name="P72" text:outline-level="4"><text:bookmark-start text:name="__RefHeading__800_652462482"/>Circle<text:bookmark-end text:name="__RefHeading__800_652462482"/></text:h>
      <text:p text:style-name="P25">Format:</text:p>
      <text:p text:style-name="P18"><text:span text:style-name="T1">C </text:span><text:span text:style-name="T5">posx posy radius unit convert thickness cc</text:span></text:p>
      <text:p text:style-name="P16">With</text:p>
      <text:list xml:id="list29610903" text:style-name="L6">
        <text:list-item>
          <text:p text:style-name="P59">posx posy <text:span text:style-name="T20">= </text:span><text:span text:style-name="T22">circle</text:span><text:span text:style-name="T20"> center position</text:span></text:p>
        </text:list-item>
        <text:list-item>
          <text:p text:style-name="P49">unit = 0 if common to the parts; if not, number of part (1. .n).</text:p>
        </text:list-item>
        <text:list-item>
          <text:p text:style-name="P50">convert = 0 if common to <text:span text:style-name="T24">all</text:span> parts. <text:span text:style-name="T24">I</text:span>f not, number of <text:span text:style-name="T24">the </text:span>part (1. .n).</text:p>
        </text:list-item>
        <text:list-item>
          <text:p text:style-name="P51">thickness = thickness <text:span text:style-name="T21">of the outline</text:span>.</text:p>
        </text:list-item>
      </text:list>
      <text:list xml:id="list29610705" text:continue-list="list29623683" text:style-name="L4">
        <text:list-item text:start-value="1">
          <text:p text:style-name="P44">cc = N F or F ( F = <text:span text:style-name="T4">filled </text:span><text:span text:style-name="T19">circle</text:span><text:span text:style-name="T4">,</text:span>; f = .<text:span text:style-name="T4"> filled </text:span><text:span text:style-name="T19">circle</text:span><text:span text:style-name="T4">, </text:span><text:span text:style-name="T19">N =</text:span><text:span text:style-name="T4"> transparent background)</text:span></text:p>
        </text:list-item>
      </text:list>
      <text:p text:style-name="P25">Example:</text:p>
      <text:p text:style-name="P24"/>
      <text:p text:style-name="P22">C 0 0 70 0 1 0 F</text:p>
      <text:p text:style-name="P22">C 0 0 20 0 1 0 N</text:p>
      <text:p text:style-name="P20"/>
      <text:h text:style-name="P72" text:outline-level="4"><text:bookmark-start text:name="__RefHeading__802_652462482"/><text:soft-page-break/>Arc of circle<text:bookmark-end text:name="__RefHeading__802_652462482"/></text:h>
      <text:p text:style-name="P31">Format:</text:p>
      <text:p text:style-name="P27"><text:span text:style-name="T3">A</text:span><text:span text:style-name="T1"> </text:span><text:span text:style-name="T5">posx posy radius start end part convert thickness </text:span><text:span text:style-name="T9">cc </text:span><text:span text:style-name="T5">start_pointX start_pointY end_pointX end_pointY.</text:span></text:p>
      <text:p text:style-name="P17">With:</text:p>
      <text:list xml:id="list29604547" text:style-name="L7">
        <text:list-item>
          <text:p text:style-name="P60">posx posy <text:span text:style-name="T20">= arc center position</text:span></text:p>
        </text:list-item>
        <text:list-item>
          <text:p text:style-name="P52">start = <text:span text:style-name="T16">angle</text:span> of the starting point (in 0,1 degrees).</text:p>
        </text:list-item>
        <text:list-item>
          <text:p text:style-name="P53">end = <text:span text:style-name="T16">angle</text:span> of the end point (in 0,1 degrees).</text:p>
        </text:list-item>
        <text:list-item>
          <text:p text:style-name="P54">unit = 0 if common to <text:span text:style-name="T24">all</text:span> parts; if not, number of <text:span text:style-name="T24">the </text:span>part (1. .n).</text:p>
        </text:list-item>
        <text:list-item>
          <text:p text:style-name="P53">convert = 0 if common to the representations, if not 1 or 2.</text:p>
        </text:list-item>
        <text:list-item>
          <text:p text:style-name="P55">thickness = thickness <text:span text:style-name="T21">of the outline</text:span> <text:span text:style-name="T19">or 0 to use the default line thickness</text:span>.</text:p>
        </text:list-item>
        <text:list-item text:start-value="1">
          <text:p text:style-name="P56">cc = N F or F ( F = filled <text:span text:style-name="T19">arc</text:span>,; f = . filled <text:span text:style-name="T19">arc</text:span>, <text:span text:style-name="T19">N =</text:span> transparent background)</text:p>
        </text:list-item>
        <text:list-item>
          <text:p text:style-name="P62">start_pointX start_pointY = coord<text:span text:style-name="T25">inate</text:span> of the starting point (role similar to start)</text:p>
        </text:list-item>
        <text:list-item>
          <text:p text:style-name="P61">end_pointX end_pointY = coord<text:span text:style-name="T25">inate</text:span> of the <text:span text:style-name="T25">ending </text:span>point (role similar to end)</text:p>
        </text:list-item>
      </text:list>
      <text:p text:style-name="P26">Example:</text:p>
      <text:p text:style-name="P29"/>
      <text:p text:style-name="P67">A -1 -200 49 900 -11 0 1 0 N -50 -200 0 -150</text:p>
      <text:p text:style-name="P68">A 0 -199 49 0 -911 0 1 0 N 0 -150 50 -200</text:p>
      <text:p text:style-name="P24"/>
      <text:h text:style-name="P72" text:outline-level="4"><text:bookmark-start text:name="__RefHeading__804_652462482"/>Text field<text:bookmark-end text:name="__RefHeading__804_652462482"/></text:h>
      <text:p text:style-name="P30">Format:</text:p>
      <text:p text:style-name="P15"><text:span text:style-name="T1">T</text:span> orientation <text:span text:style-name="T5">posx posy dimension unit convert Text</text:span></text:p>
      <text:p text:style-name="P14">With:</text:p>
      <text:list xml:id="list29616315" text:style-name="L8">
        <text:list-item>
          <text:p text:style-name="P63">orientation = horizontal orientation (=0) or vertical (=1).</text:p>
        </text:list-item>
        <text:list-item>
          <text:p text:style-name="P63">type = always 0.</text:p>
        </text:list-item>
        <text:list-item>
          <text:p text:style-name="P63">unit = 0 <text:span text:style-name="T23">if</text:span> common to the parts. <text:span text:style-name="T23">I</text:span>f not, <text:span text:style-name="T23">the</text:span> number of <text:span text:style-name="T23">the </text:span>part (1. .n).</text:p>
        </text:list-item>
        <text:list-item>
          <text:p text:style-name="P63">convert = 0 if common to the representations, if not 1 or 2.</text:p>
        </text:list-item>
      </text:list>
      <text:p text:style-name="P24"/>
      <text:p text:style-name="P30">Example:</text:p>
      <text:p text:style-name="P24"/>
      <text:p text:style-name="P22">T 0 - 320 - 10 100 0 0 1 VREF</text:p>
      <text:p text:style-name="P24"/>
      <text:h text:style-name="P71" text:outline-level="3"><text:bookmark-start text:name="__RefHeading__806_652462482"/>Description of pins<text:bookmark-end text:name="__RefHeading__806_652462482"/></text:h>
      <text:p text:style-name="P25">Format:</text:p>
      <text:p text:style-name="P16"><text:span text:style-name="T1">X</text:span> <text:span text:style-name="T5">name number posx posy length orientation Snum Snom unit convert Etype [shape]</text:span>.</text:p>
      <text:p text:style-name="P16">With:</text:p>
      <text:list xml:id="list29620236" text:style-name="L9">
        <text:list-item>
          <text:p text:style-name="P57"><text:span text:style-name="T11">orientation </text:span>= U (up) D (down) R (right) L (left).</text:p>
        </text:list-item>
        <text:list-item>
          <text:p text:style-name="P57">name = name (without space) of the pin. if ~: no name</text:p>
        </text:list-item>
        <text:list-item>
          <text:p text:style-name="P57">number = n pin number (4 characters maximum).</text:p>
        </text:list-item>
        <text:list-item>
          <text:p text:style-name="P57">length = pin length.</text:p>
        </text:list-item>
        <text:list-item>
          <text:p text:style-name="P57">Snum = pin number text size.</text:p>
        </text:list-item>
        <text:list-item>
          <text:p text:style-name="P57">Snom = pin name text size.</text:p>
        </text:list-item>
        <text:list-item>
          <text:p text:style-name="P57">unit = 0 if common to <text:span text:style-name="T24">all</text:span> parts. <text:span text:style-name="T24">I</text:span>f not, number of <text:span text:style-name="T24">the </text:span>part (1. .n).</text:p>
        </text:list-item>
        <text:list-item>
          <text:p text:style-name="P57">convert = 0 if common to the representations, if not 1 or 2.</text:p>
        </text:list-item>
        <text:list-item>
          <text:p text:style-name="P57">Etype = electric type (1 character)</text:p>
        </text:list-item>
        <text:list-item>
          <text:p text:style-name="P57">shape = if present: pin shape (clock, inversion…).</text:p>
        </text:list-item>
      </text:list>
      <text:p text:style-name="P12"/>
      <text:p text:style-name="P25">Example:</text:p>
      <text:p text:style-name="P24"/>
      <text:p text:style-name="P22">X TO 1 - 200 0.150 R 40 40 1 1 P</text:p>
      <text:p text:style-name="P22">X K 2.200 0.150 L 40 40 1 1 P</text:p>
      <text:p text:style-name="P22">X 0 1 0 0 0 R 40 40 1 1 W NC</text:p>
      <text:p text:style-name="P22">X ~ 2 0 - 250 200 U 40 40 1 1 P</text:p>
      <text:p text:style-name="P1">Etype list:</text:p>
      <text:p text:style-name="P1"><text:soft-page-break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INPUT</text:p>
          </table:table-cell>
          <table:table-cell table:style-name="Tableau1.B1" office:value-type="string">
            <text:p text:style-name="P2">I</text:p>
          </table:table-cell>
        </table:table-row>
        <table:table-row>
          <table:table-cell table:style-name="Tableau1.A2" office:value-type="string">
            <text:p text:style-name="P1">OUTPUT</text:p>
          </table:table-cell>
          <table:table-cell table:style-name="Tableau1.B2" office:value-type="string">
            <text:p text:style-name="P2">O</text:p>
          </table:table-cell>
        </table:table-row>
        <table:table-row>
          <table:table-cell table:style-name="Tableau1.A2" office:value-type="string">
            <text:p text:style-name="P1">BIDI</text:p>
          </table:table-cell>
          <table:table-cell table:style-name="Tableau1.B2" office:value-type="string">
            <text:p text:style-name="P2">B</text:p>
          </table:table-cell>
        </table:table-row>
        <table:table-row>
          <table:table-cell table:style-name="Tableau1.A2" office:value-type="string">
            <text:p text:style-name="P1">TRISTATE</text:p>
          </table:table-cell>
          <table:table-cell table:style-name="Tableau1.B2" office:value-type="string">
            <text:p text:style-name="P2">T</text:p>
          </table:table-cell>
        </table:table-row>
        <table:table-row>
          <table:table-cell table:style-name="Tableau1.A2" office:value-type="string">
            <text:p text:style-name="P1">PASSIVE</text:p>
          </table:table-cell>
          <table:table-cell table:style-name="Tableau1.B2" office:value-type="string">
            <text:p text:style-name="P2">P</text:p>
          </table:table-cell>
        </table:table-row>
        <table:table-row>
          <table:table-cell table:style-name="Tableau1.A2" office:value-type="string">
            <text:p text:style-name="P1">UNSPECIFIED</text:p>
          </table:table-cell>
          <table:table-cell table:style-name="Tableau1.B2" office:value-type="string">
            <text:p text:style-name="P2">U</text:p>
          </table:table-cell>
        </table:table-row>
        <table:table-row>
          <table:table-cell table:style-name="Tableau1.A2" office:value-type="string">
            <text:p text:style-name="P1">POWER INPUT</text:p>
          </table:table-cell>
          <table:table-cell table:style-name="Tableau1.B2" office:value-type="string">
            <text:p text:style-name="P2">W</text:p>
          </table:table-cell>
        </table:table-row>
        <table:table-row>
          <table:table-cell table:style-name="Tableau1.A2" office:value-type="string">
            <text:p text:style-name="P1">POWER OUTPUT</text:p>
          </table:table-cell>
          <table:table-cell table:style-name="Tableau1.B2" office:value-type="string">
            <text:p text:style-name="P2">w</text:p>
          </table:table-cell>
        </table:table-row>
        <table:table-row>
          <table:table-cell table:style-name="Tableau1.A2" office:value-type="string">
            <text:p text:style-name="P1">OPEN COLLECTOR</text:p>
          </table:table-cell>
          <table:table-cell table:style-name="Tableau1.B2" office:value-type="string">
            <text:p text:style-name="P2">C</text:p>
          </table:table-cell>
        </table:table-row>
        <table:table-row>
          <table:table-cell table:style-name="Tableau1.A2" office:value-type="string">
            <text:p text:style-name="P1">OPEN EMITTER</text:p>
          </table:table-cell>
          <table:table-cell table:style-name="Tableau1.B2" office:value-type="string">
            <text:p text:style-name="P2">E</text:p>
          </table:table-cell>
        </table:table-row>
        <table:table-row>
          <table:table-cell table:style-name="Tableau1.A2" office:value-type="string">
            <text:p text:style-name="P1">NOT CONNECTED</text:p>
          </table:table-cell>
          <table:table-cell table:style-name="Tableau1.B2" office:value-type="string">
            <text:p text:style-name="P2">N</text:p>
          </table:table-cell>
        </table:table-row>
      </table:table>
      <text:p text:style-name="P1"/>
      <text:p text:style-name="P1">Shape list:</text:p>
      <text:list xml:id="list29619038" text:style-name="L10">
        <text:list-item>
          <text:p text:style-name="P36">If invisible pin, the shape identifier starts by <text:span text:style-name="T2">N</text:span></text:p>
        </text:list-item>
        <text:list-item>
          <text:p text:style-name="P36">Next character is: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ine</text:p>
          </table:table-cell>
          <table:table-cell table:style-name="Tableau2.B1" office:value-type="string">
            <text:p text:style-name="P3">None (default)</text:p>
          </table:table-cell>
        </table:table-row>
        <table:table-row>
          <table:table-cell table:style-name="Tableau2.A2" office:value-type="string">
            <text:p text:style-name="P1">Inverted</text:p>
          </table:table-cell>
          <table:table-cell table:style-name="Tableau2.B2" office:value-type="string">
            <text:p text:style-name="P2">I</text:p>
          </table:table-cell>
        </table:table-row>
        <table:table-row>
          <table:table-cell table:style-name="Tableau2.A2" office:value-type="string">
            <text:p text:style-name="P1">Clock</text:p>
          </table:table-cell>
          <table:table-cell table:style-name="Tableau2.B2" office:value-type="string">
            <text:p text:style-name="P2">C</text:p>
          </table:table-cell>
        </table:table-row>
        <table:table-row>
          <table:table-cell table:style-name="Tableau2.A2" office:value-type="string">
            <text:p text:style-name="P1">Inverted clock</text:p>
          </table:table-cell>
          <table:table-cell table:style-name="Tableau2.B2" office:value-type="string">
            <text:p text:style-name="P2">CI</text:p>
          </table:table-cell>
        </table:table-row>
        <table:table-row>
          <table:table-cell table:style-name="Tableau2.A2" office:value-type="string">
            <text:p text:style-name="P1">Input low</text:p>
          </table:table-cell>
          <table:table-cell table:style-name="Tableau2.B2" office:value-type="string">
            <text:p text:style-name="P2">L</text:p>
          </table:table-cell>
        </table:table-row>
        <table:table-row>
          <table:table-cell table:style-name="Tableau2.A2" office:value-type="string">
            <text:p text:style-name="P1">Clock low</text:p>
          </table:table-cell>
          <table:table-cell table:style-name="Tableau2.B2" office:value-type="string">
            <text:p text:style-name="P2">CL</text:p>
          </table:table-cell>
        </table:table-row>
        <table:table-row>
          <table:table-cell table:style-name="Tableau2.A2" office:value-type="string">
            <text:p text:style-name="P1">Output low</text:p>
          </table:table-cell>
          <table:table-cell table:style-name="Tableau2.B2" office:value-type="string">
            <text:p text:style-name="P2">V</text:p>
          </table:table-cell>
        </table:table-row>
        <table:table-row>
          <table:table-cell table:style-name="Tableau2.A2" office:value-type="string">
            <text:p text:style-name="P1">Falling edge clock</text:p>
          </table:table-cell>
          <table:table-cell table:style-name="Tableau2.B2" office:value-type="string">
            <text:p text:style-name="P2">F</text:p>
          </table:table-cell>
        </table:table-row>
        <table:table-row>
          <table:table-cell table:style-name="Tableau2.A2" office:value-type="string">
            <text:p text:style-name="P1">Non Logic</text:p>
          </table:table-cell>
          <table:table-cell table:style-name="Tableau2.B2" office:value-type="string">
            <text:p text:style-name="P2">X</text:p>
          </table:table-cell>
        </table:table-row>
      </table:table>
      <text:p text:style-name="P1">Example:</text:p>
      <text:p text:style-name="P1">A clock is coded <text:span text:style-name="T2">C</text:span> if visible, and <text:span text:style-name="T2">NC</text:span> if invi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2" svg:font-family="Arial, sans-serif"/>
    <style:font-face style:name="OpenSymbol" svg:font-family="OpenSymbol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style:contextual-spacing="false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="100%" fo:margin-left="0cm" fo:margin-right="0cm" fo:margin-top="0.4cm" fo:margin-bottom="0.199cm" style:contextual-spacing="false" fo:text-align="justify" style:justify-single-word="false" fo:text-indent="0cm" style:auto-text-indent="false" style:page-number="auto" style:shadow="none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cm" fo:margin-right="0cm" fo:margin-top="0.199cm" fo:margin-bottom="0.199cm" style:contextual-spacing="false" fo:text-align="justify" style:justify-single-word="false" fo:text-indent="1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cm" fo:margin-right="0cm" fo:margin-top="0.199cm" fo:margin-bottom="0.199cm" style:contextual-spacing="false" fo:text-indent="2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3cm" fo:margin-right="0cm" fo:margin-top="0.199cm" fo:margin-bottom="0.109cm" style:contextual-spacing="false" fo:text-indent="0cm" style:auto-text-indent="false" fo:keep-with-next="always"/>
      <style:text-properties style:use-window-font-color="true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-Annotation" style:family="paragraph" style:parent-style-name="Standard"/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IUT</meta:initial-creator>
    <meta:creation-date>1996-01-27T12:47:00</meta:creation-date>
    <dc:date>2013-02-23T09:47:37.70</dc:date>
    <meta:print-date>2005-01-08T20:26:25</meta:print-date>
    <dc:language>en-GB</dc:language>
    <meta:editing-cycles>186</meta:editing-cycles>
    <meta:editing-duration>PT14H2M15S</meta:editing-duration>
    <meta:document-statistic meta:table-count="2" meta:image-count="0" meta:object-count="0" meta:page-count="5" meta:paragraph-count="229" meta:word-count="1485" meta:character-count="6728" meta:non-whitespace-character-count="5533"/>
    <meta:user-defined meta:name="Info 1"/>
    <meta:user-defined meta:name="Info 2"/>
    <meta:user-defined meta:name="Info 3"/>
    <meta:user-defined meta:name="Info 4"/>
  </office:meta>
</office:document-meta>
</file>